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ternMetric" svg:font-family="SternMetric, sans-serif"/>
    <style:font-face style:name="Tahoma1" svg:font-family="Tahoma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.499cm" fo:text-align="start" style:justify-single-word="false" fo:orphans="2" fo:widows="2" fo:text-indent="0cm" style:auto-text-indent="false"/>
      <style:text-properties fo:font-variant="normal" fo:text-transform="none" fo:color="#1d1c1d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Arial" fo:font-size="12pt" fo:language="de" fo:country="DE" style:font-size-asian="12pt" style:font-size-complex="12pt"/>
    </style:style>
    <style:style style:name="P5" style:family="paragraph" style:parent-style-name="Preformatted_20_Text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6" style:family="paragraph" style:parent-style-name="Preformatted_20_Text">
      <style:paragraph-properties fo:text-align="start" style:justify-single-word="false" style:writing-mode="lr-tb"/>
    </style:style>
    <style:style style:name="P7" style:family="paragraph" style:parent-style-name="Text_20_body" style:list-style-name="L1">
      <style:paragraph-properties fo:margin-left="0.741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333333" style:font-name="Arial" fo:font-size="12pt" fo:letter-spacing="normal" fo:language="de" fo:country="DE" fo:font-style="normal" fo:font-weight="normal" style:font-size-asian="12pt" style:font-size-complex="12pt"/>
    </style:style>
    <style:style style:name="P10" style:family="paragraph" style:parent-style-name="Preformatted_20_Text">
      <style:paragraph-properties fo:text-align="start" style:justify-single-word="false" style:writing-mode="lr-tb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12" style:family="paragraph" style:parent-style-name="Preformatted_20_Text">
      <style:paragraph-properties fo:text-align="start" style:justify-single-word="false" style:writing-mode="lr-tb"/>
      <style:text-properties style:font-name="Arial" fo:font-size="12pt" fo:language="de" fo:country="DE" style:font-size-asian="12pt" style:font-size-complex="12pt"/>
    </style:style>
    <style:style style:name="P13" style:family="paragraph" style:parent-style-name="Preformatted_20_Text">
      <style:paragraph-properties fo:margin-top="0cm" fo:margin-bottom="0.499cm" fo:text-align="start" style:justify-single-word="false" style:writing-mode="lr-tb"/>
      <style:text-properties style:font-name="Arial" fo:font-size="12pt" fo:language="de" fo:country="DE" style:font-size-asian="12pt" style:font-size-complex="12pt"/>
    </style:style>
    <style:style style:name="T1" style:family="text">
      <style:text-properties fo:font-variant="normal" fo:text-transform="none" fo:color="#464646" fo:letter-spacing="normal"/>
    </style:style>
    <style:style style:name="T2" style:family="text">
      <style:text-properties fo:font-variant="normal" fo:text-transform="none" fo:color="#464646" fo:letter-spacing="normal" fo:font-style="normal" fo:font-weight="normal"/>
    </style:style>
    <style:style style:name="T3" style:family="text">
      <style:text-properties fo:font-variant="normal" fo:text-transform="none" fo:color="#161616" fo:letter-spacing="normal" fo:font-style="italic" fo:font-weight="normal"/>
    </style:style>
    <style:style style:name="T4" style:family="text">
      <style:text-properties fo:font-variant="normal" fo:text-transform="none" fo:color="#161616" fo:letter-spacing="normal" fo:font-style="normal" fo:font-weight="normal"/>
    </style:style>
    <style:style style:name="T5" style:family="text">
      <style:text-properties fo:font-variant="normal" fo:text-transform="none" fo:color="#161616" style:font-name="Arial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161616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62fe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style:font-name="SternMetric" fo:font-size="15pt" fo:letter-spacing="normal" fo:language="de" fo:country="DE" fo:font-style="normal" fo:font-weight="normal" fo:background-color="#f9f9f9" style:font-size-asian="12pt" style:font-size-complex="12pt"/>
    </style:style>
    <style:style style:name="T9" style:family="text">
      <style:text-properties fo:font-variant="normal" fo:text-transform="none" fo:color="#333333" style:font-name="SternMetric" fo:font-size="15pt" fo:letter-spacing="normal" fo:font-style="normal" fo:font-weight="normal"/>
    </style:style>
    <style:style style:name="T10" style:family="text">
      <style:text-properties fo:font-variant="normal" fo:text-transform="none" fo:color="#333333" style:font-name="SternMetric" fo:font-size="15pt" fo:letter-spacing="normal" fo:font-style="normal" fo:font-weight="normal" fo:background-color="#f9f9f9"/>
    </style:style>
    <style:style style:name="T11" style:family="text">
      <style:text-properties fo:font-variant="normal" fo:text-transform="none" fo:color="#333333" style:font-name="SternMetric" fo:font-size="15pt" fo:letter-spacing="normal" fo:language="de" fo:country="DE" fo:font-style="normal" fo:font-weight="normal" style:font-size-asian="12pt" style:font-size-complex="12pt"/>
    </style:style>
    <style:style style:name="T12" style:family="text">
      <style:text-properties fo:font-variant="normal" fo:text-transform="none" fo:color="#333333" fo:font-size="15pt" fo:letter-spacing="normal" fo:font-style="normal" fo:font-weight="normal"/>
    </style:style>
    <style:style style:name="T13" style:family="text">
      <style:text-properties fo:font-variant="normal" fo:text-transform="none" fo:color="#333333" fo:font-size="15pt" fo:letter-spacing="normal" fo:font-style="normal" fo:font-weight="normal" fo:background-color="#f9f9f9"/>
    </style:style>
    <style:style style:name="T14" style:family="text">
      <style:text-properties fo:font-variant="normal" fo:text-transform="none" fo:color="#333333" fo:font-size="15pt" fo:letter-spacing="normal" fo:language="de" fo:country="DE" fo:font-style="normal" fo:font-weight="normal" style:font-size-asian="12pt" style:font-size-complex="12pt"/>
    </style:style>
    <style:style style:name="T15" style:family="text">
      <style:text-properties fo:font-variant="normal" fo:text-transform="none" fo:color="#333333" fo:letter-spacing="normal" fo:font-style="normal" fo:font-weight="normal"/>
    </style:style>
    <style:style style:name="T16" style:family="text">
      <style:text-properties fo:font-variant="normal" fo:text-transform="none" fo:color="#333333" fo:letter-spacing="normal" fo:font-style="normal" fo:font-weight="normal" fo:background-color="#f9f9f9"/>
    </style:style>
    <style:style style:name="T17" style:family="text">
      <style:text-properties fo:font-variant="normal" fo:text-transform="none" fo:color="#333333" fo:letter-spacing="normal" fo:language="de" fo:country="DE" fo:font-style="normal" fo:font-weight="normal"/>
    </style:style>
    <style:style style:name="T18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19" style:family="text">
      <style:text-properties fo:font-variant="normal" fo:text-transform="none" fo:color="#202122" style:font-name="sans-serif" fo:font-size="10.5pt" fo:letter-spacing="normal" fo:font-style="normal" fo:font-weight="normal" fo:background-color="#f9f9f9"/>
    </style:style>
    <style:style style:name="T20" style:family="text">
      <style:text-properties fo:font-variant="normal" fo:text-transform="none" fo:color="#202122" fo:letter-spacing="normal"/>
    </style:style>
    <style:style style:name="T21" style:family="text">
      <style:text-properties fo:font-variant="normal" fo:text-transform="none" fo:color="#202122" fo:letter-spacing="normal" fo:font-style="normal" fo:font-weight="normal"/>
    </style:style>
    <style:style style:name="T22" style:family="text">
      <style:text-properties fo:font-variant="normal" fo:text-transform="none" fo:color="#202122" fo:letter-spacing="normal" fo:font-style="normal" fo:font-weight="normal" fo:background-color="#f9f9f9"/>
    </style:style>
    <style:style style:name="T23" style:family="text">
      <style:text-properties fo:font-variant="normal" fo:text-transform="none" fo:color="#202122" fo:font-size="10.5pt" fo:letter-spacing="normal" fo:font-style="normal" fo:font-weight="normal"/>
    </style:style>
    <style:style style:name="T24" style:family="text">
      <style:text-properties fo:font-variant="normal" fo:text-transform="none" fo:color="#202122" fo:font-size="10.5pt" fo:letter-spacing="normal" fo:font-style="normal" fo:font-weight="normal" fo:background-color="#f9f9f9"/>
    </style:style>
    <style:style style:name="T25" style:family="text">
      <style:text-properties fo:font-variant="normal" fo:text-transform="none" fo:color="#202122" style:font-name="Arial" fo:font-size="10.5pt" fo:letter-spacing="normal" fo:font-style="normal" fo:font-weight="normal"/>
    </style:style>
    <style:style style:name="T26" style:family="text">
      <style:text-properties fo:font-variant="normal" fo:text-transform="none" fo:color="#202122" style:font-name="Arial" fo:letter-spacing="normal"/>
    </style:style>
    <style:style style:name="T27" style:family="text">
      <style:text-properties fo:font-variant="normal" fo:text-transform="none" fo:color="#202122" style:font-name="Arial" fo:letter-spacing="normal" fo:font-style="normal" fo:font-weight="normal"/>
    </style:style>
    <style:style style:name="T28" style:family="text">
      <style:text-properties fo:font-variant="normal" fo:text-transform="none" fo:color="#202122" style:font-name="Arial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202122" style:font-name="Arial" fo:font-size="12pt" fo:letter-spacing="normal" style:font-size-asian="12pt" style:font-size-complex="12pt"/>
    </style:style>
    <style:style style:name="T30" style:family="text">
      <style:text-properties fo:font-variant="normal" fo:text-transform="none" fo:color="#3366cc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31" style:family="text">
      <style:text-properties fo:font-variant="normal" fo:text-transform="none" fo:color="#3366cc" style:text-line-through-style="none" fo:font-size="10.5pt" fo:letter-spacing="normal" fo:font-style="normal" style:text-underline-style="none" fo:font-weight="normal" style:text-blinking="false" fo:background-color="#ffffff"/>
    </style:style>
    <style:style style:name="T32" style:family="text">
      <style:text-properties fo:font-variant="normal" fo:text-transform="none" fo:color="#3366cc" style:text-line-through-style="none" style:font-name="Arial" fo:font-size="10.5pt" fo:letter-spacing="normal" fo:font-style="normal" style:text-underline-style="none" fo:font-weight="normal" style:text-blinking="false" fo:background-color="#ffffff"/>
    </style:style>
    <style:style style:name="T33" style:family="text">
      <style:text-properties fo:font-variant="normal" fo:text-transform="none" fo:color="#3366cc" style:text-line-through-style="none" style:font-name="Arial" fo:letter-spacing="normal" fo:font-style="normal" style:text-underline-style="none" fo:font-weight="normal" style:text-blinking="false" fo:background-color="#ffffff"/>
    </style:style>
    <style:style style:name="T34" style:family="text">
      <style:text-properties fo:font-variant="normal" fo:text-transform="none" fo:color="#3366cc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35" style:family="text">
      <style:text-properties fo:font-variant="normal" fo:text-transform="none" fo:color="#d73333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36" style:family="text">
      <style:text-properties fo:font-variant="normal" fo:text-transform="none" fo:color="#d73333" style:text-line-through-style="none" fo:font-size="10.5pt" fo:letter-spacing="normal" fo:font-style="normal" style:text-underline-style="none" fo:font-weight="normal" style:text-blinking="false" fo:background-color="#ffffff"/>
    </style:style>
    <style:style style:name="T37" style:family="text">
      <style:text-properties fo:font-variant="normal" fo:text-transform="none" fo:color="#d73333" style:text-line-through-style="none" style:font-name="Arial" fo:font-size="10.5pt" fo:letter-spacing="normal" fo:font-style="normal" style:text-underline-style="none" fo:font-weight="normal" style:text-blinking="false" fo:background-color="#ffffff"/>
    </style:style>
    <style:style style:name="T38" style:family="text">
      <style:text-properties fo:font-variant="normal" fo:text-transform="none" fo:color="#d73333" style:text-line-through-style="none" style:font-name="Arial" fo:letter-spacing="normal" fo:font-style="normal" style:text-underline-style="none" fo:font-weight="normal" style:text-blinking="false" fo:background-color="#ffffff"/>
    </style:style>
    <style:style style:name="T39" style:family="text">
      <style:text-properties fo:font-variant="normal" fo:text-transform="none" fo:color="#d73333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40" style:family="text">
      <style:text-properties fo:font-variant="normal" fo:text-transform="none" fo:color="#4007a2" style:font-name="apple-system" fo:letter-spacing="normal" fo:font-style="normal" fo:font-weight="normal" fo:background-color="#e2e9ff"/>
    </style:style>
    <style:style style:name="T41" style:family="text">
      <style:text-properties fo:font-variant="normal" fo:text-transform="none" fo:color="#4007a2" style:text-line-through-style="none" style:font-name="apple-system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fo:color="#4007a2" style:text-line-through-style="none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4007a2" style:text-line-through-style="none" style:font-name="Arial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fo:color="#4007a2" fo:letter-spacing="normal" fo:font-style="normal" fo:font-weight="normal" fo:background-color="#e2e9ff"/>
    </style:style>
    <style:style style:name="T45" style:family="text">
      <style:text-properties fo:font-variant="normal" fo:text-transform="none" fo:color="#4007a2" style:font-name="Arial" fo:letter-spacing="normal" fo:font-style="normal" fo:font-weight="normal" fo:background-color="#e2e9ff"/>
    </style:style>
    <style:style style:name="T46" style:family="text">
      <style:text-properties fo:font-variant="normal" fo:text-transform="none" fo:color="#123bb6" style:text-line-through-style="none" style:font-name="apple-system" fo:font-size="7.5pt" fo:letter-spacing="normal" fo:font-style="normal" style:text-underline-style="none" fo:font-weight="bold" style:text-blinking="false" fo:background-color="#d1dbfa"/>
    </style:style>
    <style:style style:name="T47" style:family="text">
      <style:text-properties fo:font-variant="normal" fo:text-transform="none" fo:color="#123bb6" style:text-line-through-style="none" fo:font-size="7.5pt" fo:letter-spacing="normal" fo:font-style="normal" style:text-underline-style="none" fo:font-weight="bold" style:text-blinking="false" fo:background-color="#d1dbfa"/>
    </style:style>
    <style:style style:name="T48" style:family="text">
      <style:text-properties fo:font-variant="normal" fo:text-transform="none" fo:color="#123bb6" style:text-line-through-style="none" style:font-name="Arial" fo:font-size="7.5pt" fo:letter-spacing="normal" fo:font-style="normal" style:text-underline-style="none" fo:font-weight="bold" style:text-blinking="false" fo:background-color="#d1dbfa"/>
    </style:style>
    <style:style style:name="T49" style:family="text">
      <style:text-properties fo:font-variant="normal" fo:text-transform="none" fo:color="#123bb6" style:text-line-through-style="none" style:font-name="Arial" fo:letter-spacing="normal" fo:font-style="normal" style:text-underline-style="none" fo:font-weight="bold" style:text-blinking="false" fo:background-color="#d1dbfa"/>
    </style:style>
    <style:style style:name="T50" style:family="text">
      <style:text-properties fo:font-variant="normal" fo:text-transform="none" fo:color="#111111" style:font-name="apple-system" fo:letter-spacing="normal" fo:font-style="normal" fo:font-weight="normal"/>
    </style:style>
    <style:style style:name="T51" style:family="text">
      <style:text-properties fo:font-variant="normal" fo:text-transform="none" fo:color="#111111" fo:letter-spacing="normal" fo:font-style="normal" fo:font-weight="normal"/>
    </style:style>
    <style:style style:name="T52" style:family="text">
      <style:text-properties fo:font-variant="normal" fo:text-transform="none" fo:color="#111111" style:font-name="Arial" fo:letter-spacing="normal" fo:font-style="normal" fo:font-weight="normal"/>
    </style:style>
    <style:style style:name="T53" style:family="text">
      <style:text-properties fo:font-variant="normal" fo:text-transform="none" fo:font-size="15pt" fo:letter-spacing="normal" fo:language="de" fo:country="DE" fo:font-style="normal" fo:font-weight="normal" fo:background-color="#f9f9f9" style:font-size-asian="12pt" style:font-size-complex="12pt"/>
    </style:style>
    <style:style style:name="T54" style:family="text">
      <style:text-properties fo:font-variant="normal" fo:text-transform="none" fo:letter-spacing="normal" fo:language="de" fo:country="DE" fo:font-style="normal" fo:font-weight="normal" fo:background-color="#f9f9f9"/>
    </style:style>
    <style:style style:name="T55" style:family="text">
      <style:text-properties style:font-name="Arial" fo:font-size="12pt" fo:language="de" fo:country="DE" style:font-size-asian="12pt" style:font-size-complex="12pt"/>
    </style:style>
    <style:style style:name="T56" style:family="text">
      <style:text-properties fo:language="de" fo:country="DE"/>
    </style:style>
    <style:style style:name="T57" style:family="text">
      <style:text-properties fo:font-size="12pt" fo:language="de" fo:country="DE" style:font-size-asian="12pt" style:font-size-complex="12pt"/>
    </style:style>
    <style:style style:name="T58" style:family="text">
      <style:text-properties style:font-name="Arial"/>
    </style:style>
    <style:style style:name="T59" style:family="text">
      <style:text-properties style:font-name="Arial" fo:font-size="12pt" fo:language="de" fo:country="DE" style:font-size-asian="12pt" style:font-size-complex="12pt"/>
    </style:style>
    <style:style style:name="T60" style:family="text">
      <style:text-properties style:font-name="Arial" fo:font-size="12pt" style:font-size-asian="12pt" style:font-size-complex="12pt"/>
    </style:style>
    <style:style style:name="T61" style:family="text">
      <style:text-properties style:font-name="Arial" fo:language="de" fo:country="D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idea is to have at least 4-5 slides explaining</text:p>
      <text:list xml:id="list3109147101541659422" text:style-name="L1">
        <text:list-item>
          <text:p text:style-name="P7">who your apt is and what their motives are</text:p>
        </text:list-item>
        <text:list-item>
          <text:p text:style-name="P7">Who their historically known targets were</text:p>
        </text:list-item>
        <text:list-item>
          <text:p text:style-name="P7">What their timeline of operations has been (When were they first recorded to be active?)</text:p>
        </text:list-item>
        <text:list-item>
          <text:p text:style-name="P7">1-2 of their listed tactics and techniques on Mitre Attack briefly explained</text:p>
        </text:list-item>
      </text:list>
      <text:p text:style-name="P1"/>
      <text:p text:style-name="P1"/>
      <text:p text:style-name="P4"><text:bookmark text:name="tw-target-text"/>1. Wer Ihr Gegenüber ist und was seine Beweggründe sind</text:p>
      <text:p text:style-name="P4"/>
      <text:p text:style-name="P4">die angriffe begangen 2009 gegen</text:p>
      <text:p text:style-name="P5"><text:span text:style-name="T56"><text:s text:c="3"/>Journalisten, Politiker, Regierungen und Militärs. Mehrere Länder aus Europa und die Nato. </text:span><text:span text:style-name="T1"> </text:span><text:span text:style-name="T2">gegen russische politische Aktivisten, Blogger und Politiker durchgeführt</text:span> </text:p>
      <text:section text:style-name="Sect1" text:name="tw-target-text-container">
        <text:p text:style-name="P5"/>
        <text:p text:style-name="P4">2. wie ihre historisch bekannten Ziele waren</text:p>
        <text:p text:style-name="P5"/>
        <text:p text:style-name="P4">3. Wie sieht der zeitliche Ablauf ihrer Einsätze aus (Wann wurden sie zum ersten Mal als aktiv registriert?)</text:p>
        <text:p text:style-name="P4"/>
        <text:p text:style-name="P4">-According to Western secret services, a unit of the Russian military intelligence service GRU with the designation 26165, which acts as a hacker collective and specializes in attacking prominent targets and stealing confidential information. The group has been active since around 2004.</text:p>
        <text:p text:style-name="P4"/>
        <text:p text:style-name="P5"><text:span text:style-name="T56">-</text:span><text:span text:style-name="T21">In den Jahren 2011 und 2012 war die erste Malware von Fancy Bear das "Sofacy"- oder SOURFACE-Implantat. Im Laufe des Jahres 2013 fügte Fancy Bear weitere Tools und Backdoors hinzu, darunter CHOPSTICK, CORESHELL, JHUHUGIT und ADVSTORESHELL. </text:span></text:p>
        <text:p text:style-name="P5"/>
        <text:p text:style-name="P6"><text:span text:style-name="T55">- </text:span><text:span text:style-name="T28">Von Mitte 2014 bis Herbst 2017 nahm Fancy Bear zahlreiche Journalisten in den Vereinigten Staaten, der Ukraine, Russland, Moldawien, dem Baltikum und anderen Ländern ins Visier, die Artikel über </text:span><text:a xlink:type="simple" xlink:href="https://en.wikipedia.org/wiki/Vladimir_Putin" text:style-name="Internet_20_link" text:visited-style-name="Visited_20_Internet_20_Link"><text:span text:style-name="T34">Wladimir Putin</text:span></text:a><text:span text:style-name="T29"> </text:span><text:span text:style-name="T28">und den Kreml geschrieben hatten. </text:span><text:span text:style-name="T60"> </text:span></text:p>
        <text:p text:style-name="P4"/>
        <text:p text:style-name="P6"><text:span text:style-name="T55">- </text:span><text:span text:style-name="T28">Die Sicherheitsfirma </text:span><text:a xlink:type="simple" xlink:href="https://en.wikipedia.org/w/index.php?title=Root9B&amp;action=edit&amp;redlink=1" text:style-name="Internet_20_link" text:visited-style-name="Visited_20_Internet_20_Link"><text:span text:style-name="T39">root9B</text:span></text:a><text:span text:style-name="T29"> </text:span><text:span text:style-name="T28">veröffentlichte im Mai 2015 einen Bericht über Fancy Bear, in dem sie die Entdeckung eines gezielten Spear-Phishing-Angriffs auf Finanzinstitute bekannt gab. Der Bericht listet internationale Bankinstitute auf, die ins Visier genommen wurden, darunter die </text:span><text:a xlink:type="simple" xlink:href="https://en.wikipedia.org/wiki/United_Bank_for_Africa" text:style-name="Internet_20_link" text:visited-style-name="Visited_20_Internet_20_Link"><text:span text:style-name="T34">United Bank for Africa</text:span></text:a><text:span text:style-name="T28">, die Bank </text:span><text:a xlink:type="simple" xlink:href="https://en.wikipedia.org/wiki/Bank_of_America" text:style-name="Internet_20_link" text:visited-style-name="Visited_20_Internet_20_Link"><text:span text:style-name="T34">of America</text:span></text:a><text:span text:style-name="T28">, die TD Bank und die UAE </text:span><text:a xlink:type="simple" xlink:href="https://en.wikipedia.org/wiki/Toronto-Dominion_Bank" text:style-name="Internet_20_link" text:visited-style-name="Visited_20_Internet_20_Link"><text:span text:style-name="T34">Bank</text:span></text:a><text:span text:style-name="T28">.</text:span><text:span text:style-name="T60"> </text:span></text:p>
        <text:p text:style-name="P4"/>
        <text:p text:style-name="P5"><text:span text:style-name="T54">- </text:span><text:span text:style-name="T22">Der Angriff legte die IT-Infrastruktur des Bundestages im Mai 2015 vollständig lahm. Um die Situation zu lösen, musste das gesamte Parlament tagelang vom Netz genommen werden. IT-Experten schätzen, dass im Rahmen des Angriffs insgesamt 16 Gigabyte an Daten aus dem Parlament heruntergeladen wurden</text:span><text:span text:style-name="T16"> </text:span><text:span text:style-name="T17">, </text:span></text:p>
        <text:p text:style-name="P9"/>
        <text:p text:style-name="P9">- sie attackierten europäische Rüstungskonzerne, Webprovider und Energieunternehmen.</text:p>
        <text:p text:style-name="P9"/>
        <text:p text:style-name="P4"><text:span text:style-name="T15">- APT28 ist wahrscheinlich am bekanntesten für seine Angriffe auf das Democratic National Committee (DNC) und andere politische Ziele im Jahr 2016</text:span> </text:p>
        <text:p text:style-name="P4"/>
        <text:p text:style-name="P6"><text:span text:style-name="T55">- </text:span><text:span text:style-name="T28">Im August 2015 nutzte Fancy Bear einen Zero-Day-Exploit von </text:span><text:a xlink:type="simple" xlink:href="https://en.wikipedia.org/wiki/Java_(programming_language)" text:style-name="Internet_20_link" text:visited-style-name="Visited_20_Internet_20_Link"><text:span text:style-name="T34">Java</text:span></text:a><text:span text:style-name="T28">, </text:span><text:a xlink:type="simple" xlink:href="https://en.wikipedia.org/wiki/Spoofing_attack" text:style-name="Internet_20_link" text:visited-style-name="Visited_20_Internet_20_Link"><text:span text:style-name="T34">fälschte</text:span></text:a><text:span text:style-name="T29"> </text:span><text:span text:style-name="T28">die </text:span><text:a xlink:type="simple" xlink:href="https://en.wikipedia.org/wiki/Electronic_Frontier_Foundation" text:style-name="Internet_20_link" text:visited-style-name="Visited_20_Internet_20_Link"><text:span text:style-name="T34">Electronic Frontier Foundation</text:span></text:a><text:span text:style-name="T29"> </text:span><text:span text:style-name="T28">und startete Angriffe auf das </text:span><text:a xlink:type="simple" xlink:href="https://en.wikipedia.org/wiki/White_House" text:style-name="Internet_20_link" text:visited-style-name="Visited_20_Internet_20_Link"><text:span text:style-name="T34">Weiße </text:span></text:a><text:soft-page-break/><text:a xlink:type="simple" xlink:href="https://en.wikipedia.org/wiki/White_House" text:style-name="Internet_20_link" text:visited-style-name="Visited_20_Internet_20_Link"><text:span text:style-name="T34">Haus</text:span></text:a><text:span text:style-name="T29"> </text:span><text:span text:style-name="T28">und die </text:span><text:a xlink:type="simple" xlink:href="https://en.wikipedia.org/wiki/NATO" text:style-name="Internet_20_link" text:visited-style-name="Visited_20_Internet_20_Link"><text:span text:style-name="T34">NATO.</text:span></text:a><text:span text:style-name="T29"> </text:span><text:span text:style-name="T28">Die Hacker nutzten einen Spear-Phishing-Angriff und leiteten E-Mails an die falsche URL electronicfrontierfoundation.org.</text:span><text:span text:style-name="T60"> </text:span></text:p>
        <text:p text:style-name="P5"/>
        <text:p text:style-name="P4">Zero-Day-Exploit</text:p>
        <text:p text:style-name="P4"><text:a xlink:type="simple" xlink:href="https://www.bing.com/ck/a?!&amp;&amp;p=c8a40693455e8531JmltdHM9MTcwMDQzODQwMCZpZ3VpZD0zNGQyMGYzNy1mY2E4LTYzNWEtMjkwNy0xY2JlZmQxNzYyYTYmaW5zaWQ9NTc0OA&amp;ptn=3&amp;ver=2&amp;hsh=3&amp;fclid=34d20f37-fca8-635a-2907-1cbefd1762a6&amp;psq=was+ist+Zero-Day-Exploit+&amp;u=a1aHR0cHM6Ly93d3cuY2xvdWRmbGFyZS5jb20vZGUtZGUvbGVhcm5pbmcvc2VjdXJpdHkvdGhyZWF0cy96ZXJvLWRheS1leHBsb2l0Lw&amp;ntb=1" office:target-frame-name="_blank" xlink:show="new" text:style-name="Internet_20_link" text:visited-style-name="Visited_20_Internet_20_Link">Ein Zero-Day-Exploit ist ein Angriff, bei dem böswillige Akteure eine Sicherheitslücke </text:a><text:a xlink:type="simple" xlink:href="https://www.bing.com/ck/a?!&amp;&amp;p=c8a40693455e8531JmltdHM9MTcwMDQzODQwMCZpZ3VpZD0zNGQyMGYzNy1mY2E4LTYzNWEtMjkwNy0xY2JlZmQxNzYyYTYmaW5zaWQ9NTc0OA&amp;ptn=3&amp;ver=2&amp;hsh=3&amp;fclid=34d20f37-fca8-635a-2907-1cbefd1762a6&amp;psq=was+ist+Zero-Day-Exploit+&amp;u=a1aHR0cHM6Ly93d3cuY2xvdWRmbGFyZS5jb20vZGUtZGUvbGVhcm5pbmcvc2VjdXJpdHkvdGhyZWF0cy96ZXJvLWRheS1leHBsb2l0Lw&amp;ntb=1" office:target-frame-name="_blank" xlink:show="new" text:style-name="Internet_20_link" text:visited-style-name="Visited_20_Internet_20_Link">ausnutzen, für die es noch keine Lösung gibt</text:a><text:a xlink:type="simple" xlink:href="https://www.bing.com/ck/a?!&amp;&amp;p=b5296e35dd548369JmltdHM9MTcwMDQzODQwMCZpZ3VpZD0zNGQyMGYzNy1mY2E4LTYzNWEtMjkwNy0xY2JlZmQxNzYyYTYmaW5zaWQ9NTc0OQ&amp;ptn=3&amp;ver=2&amp;hsh=3&amp;fclid=34d20f37-fca8-635a-2907-1cbefd1762a6&amp;psq=was+ist+Zero-Day-Exploit+&amp;u=a1aHR0cHM6Ly93d3cuY2xvdWRmbGFyZS5jb20vZGUtZGUvbGVhcm5pbmcvc2VjdXJpdHkvdGhyZWF0cy96ZXJvLWRheS1leHBsb2l0Lw&amp;ntb=1" office:target-frame-name="_blank" xlink:show="new" text:style-name="Internet_20_link" text:visited-style-name="Visited_20_Internet_20_Link"><text:span text:style-name="T49">1</text:span></text:a><text:span text:style-name="T52">. </text:span><text:a xlink:type="simple" xlink:href="https://www.bing.com/ck/a?!&amp;&amp;p=6e713b0b4fba7b86JmltdHM9MTcwMDQzODQwMCZpZ3VpZD0zNGQyMGYzNy1mY2E4LTYzNWEtMjkwNy0xY2JlZmQxNzYyYTYmaW5zaWQ9NTc1MA&amp;ptn=3&amp;ver=2&amp;hsh=3&amp;fclid=34d20f37-fca8-635a-2907-1cbefd1762a6&amp;psq=was+ist+Zero-Day-Exploit+&amp;u=a1aHR0cHM6Ly93d3cuY2xvdWRmbGFyZS5jb20vZGUtZGUvbGVhcm5pbmcvc2VjdXJpdHkvdGhyZWF0cy96ZXJvLWRheS1leHBsb2l0Lw&amp;ntb=1" office:target-frame-name="_blank" xlink:show="new" text:style-name="Internet_20_link" text:visited-style-name="Visited_20_Internet_20_Link"><text:span text:style-name="T43">Der Entwickler oder das Unternehmen hat "null Tage" Zeit, um eine Lösung zu finden, sobald die Schwachstelle entdeckt wird</text:span></text:a><text:a xlink:type="simple" xlink:href="https://www.bing.com/ck/a?!&amp;&amp;p=03c61aad457c45adJmltdHM9MTcwMDQzODQwMCZpZ3VpZD0zNGQyMGYzNy1mY2E4LTYzNWEtMjkwNy0xY2JlZmQxNzYyYTYmaW5zaWQ9NTc1MQ&amp;ptn=3&amp;ver=2&amp;hsh=3&amp;fclid=34d20f37-fca8-635a-2907-1cbefd1762a6&amp;psq=was+ist+Zero-Day-Exploit+&amp;u=a1aHR0cHM6Ly93d3cuY2xvdWRmbGFyZS5jb20vZGUtZGUvbGVhcm5pbmcvc2VjdXJpdHkvdGhyZWF0cy96ZXJvLWRheS1leHBsb2l0Lw&amp;ntb=1" office:target-frame-name="_blank" xlink:show="new" text:style-name="Internet_20_link" text:visited-style-name="Visited_20_Internet_20_Link"><text:span text:style-name="T49">1</text:span></text:a><text:span text:style-name="T52">. </text:span><text:a xlink:type="simple" xlink:href="https://www.bing.com/ck/a?!&amp;&amp;p=0c8e9c4c5b3fb738JmltdHM9MTcwMDQzODQwMCZpZ3VpZD0zNGQyMGYzNy1mY2E4LTYzNWEtMjkwNy0xY2JlZmQxNzYyYTYmaW5zaWQ9NTc1Mg&amp;ptn=3&amp;ver=2&amp;hsh=3&amp;fclid=34d20f37-fca8-635a-2907-1cbefd1762a6&amp;psq=was+ist+Zero-Day-Exploit+&amp;u=a1aHR0cHM6Ly9raW5zdGEuY29tL2RlL2Jsb2cvemVyby1kYXktZXhwbG9pdC8&amp;ntb=1" office:target-frame-name="_blank" xlink:show="new" text:style-name="Internet_20_link" text:visited-style-name="Visited_20_Internet_20_Link"><text:span text:style-name="T43">Ein Zero-Day-Exploit ist eine bisher unentdeckte Sicherheitslücke in deiner Software oder Hardware, die Hacker ausnutzen können, um in dein System einzudringen</text:span></text:a><text:a xlink:type="simple" xlink:href="https://www.bing.com/ck/a?!&amp;&amp;p=e569fa6fa86adab4JmltdHM9MTcwMDQzODQwMCZpZ3VpZD0zNGQyMGYzNy1mY2E4LTYzNWEtMjkwNy0xY2JlZmQxNzYyYTYmaW5zaWQ9NTc1Mw&amp;ptn=3&amp;ver=2&amp;hsh=3&amp;fclid=34d20f37-fca8-635a-2907-1cbefd1762a6&amp;psq=was+ist+Zero-Day-Exploit+&amp;u=a1aHR0cHM6Ly9raW5zdGEuY29tL2RlL2Jsb2cvemVyby1kYXktZXhwbG9pdC8&amp;ntb=1" office:target-frame-name="_blank" xlink:show="new" text:style-name="Internet_20_link" text:visited-style-name="Visited_20_Internet_20_Link"><text:span text:style-name="T49">2</text:span></text:a><text:span text:style-name="T52">.</text:span><text:span text:style-name="T58"> </text:span></text:p>
        <text:p text:style-name="P4"/>
        <text:p text:style-name="P6"><text:span text:style-name="T55">- Die Apt28 G</text:span><text:span text:style-name="T28">ruppe nutzte von 2014 bis 2016 Android-Malware, um die </text:span><text:a xlink:type="simple" xlink:href="https://en.wikipedia.org/wiki/Rocket_Forces_and_Artillery_(Ukraine)" text:style-name="Internet_20_link" text:visited-style-name="Visited_20_Internet_20_Link"><text:span text:style-name="T34">Raketenstreitkräfte und die Artillerie</text:span></text:a><text:span text:style-name="T29"> </text:span><text:span text:style-name="T28">der ukrainischen Armee anzugreifen. Sie verbreiteten eine infizierte Version einer </text:span><text:a xlink:type="simple" xlink:href="https://en.wikipedia.org/wiki/Android_(operating_system)" text:style-name="Internet_20_link" text:visited-style-name="Visited_20_Internet_20_Link"><text:span text:style-name="T34">Android-App</text:span></text:a><text:span text:style-name="T28">, deren ursprünglicher Zweck es war, die Zieldaten der </text:span><text:a xlink:type="simple" xlink:href="https://en.wikipedia.org/wiki/122_mm_howitzer_2A18_(D-30)" text:style-name="Internet_20_link" text:visited-style-name="Visited_20_Internet_20_Link"><text:span text:style-name="T34">D-30-Haubitzen-Artillerie</text:span></text:a><text:span text:style-name="T29"> </text:span><text:span text:style-name="T28">zu kontrollieren. Die App, die von ukrainischen Offizieren verwendet wurde, wurde mit der </text:span><text:a xlink:type="simple" xlink:href="https://en.wikipedia.org/wiki/X_Agent_(spyware)" text:style-name="Internet_20_link" text:visited-style-name="Visited_20_Internet_20_Link"><text:span text:style-name="T34">X-Agent-Spyware</text:span></text:a><text:span text:style-name="T29"> </text:span><text:span text:style-name="T28">geladen und in Militärforen online gestellt. mehr als 80 % der ukrainischen D-30-Haubitzen der Artilleriegeschütze wurden im Krieg zerstört.</text:span></text:p>
        <text:p text:style-name="P5"><text:span text:style-name="T21"/></text:p>
        <text:p text:style-name="P5"><text:span text:style-name="T21"/></text:p>
        <text:p text:style-name="P5"/>
        <text:p text:style-name="P13">4. 1-2 ihrer aufgeführten Taktiken und Techniken zum Mitre-Angriff kurz erklärt</text:p>
      </text:section>
      <text:section text:style-name="Sect1" text:name="tw-target-rmn-container">
        <text:p text:style-name="P3"><text:span text:style-name="Emphasis"><text:span text:style-name="T3">Ausspähung</text:span></text:span><text:span text:style-name="T4">: Sammeln von Informationen für die Planung eines Angriffs<text:line-break/> </text:span></text:p>
        <text:list xml:id="list6553066438042518066" text:style-name="L2">
          <text:list-item>
            <text:p text:style-name="P8"><text:span text:style-name="Emphasis"><text:span text:style-name="T5">Ressourcenentwicklung</text:span></text:span><text:span text:style-name="T6">: Schaffen von Ressourcen zur Unterstützung von Angriffsoperationen<text:line-break/> </text:span></text:p>
          </text:list-item>
          <text:list-item>
            <text:p text:style-name="P8"><text:span text:style-name="Emphasis"><text:span text:style-name="T5">Erstzugriff:</text:span></text:span><text:span text:style-name="T6"> Eindringen in das Zielsystem oder -netz<text:line-break/> </text:span></text:p>
          </text:list-item>
          <text:list-item>
            <text:p text:style-name="P8"><text:span text:style-name="Emphasis"><text:span text:style-name="T5">Ausführung</text:span></text:span><text:span text:style-name="T6">: Ausführen von </text:span><text:a xlink:type="simple" xlink:href="https://www.ibm.com/de-de/topics/malware" office:target-frame-name="_self" xlink:show="replace" text:style-name="Internet_20_link" text:visited-style-name="Visited_20_Internet_20_Link"><text:span text:style-name="T7">Malware</text:span></text:a><text:span text:style-name="T6"> oder schädlichem Programmcode auf dem gefährdeten System<text:line-break/> </text:span></text:p>
          </text:list-item>
          <text:list-item>
            <text:p text:style-name="P8"><text:span text:style-name="Emphasis"><text:span text:style-name="T5">Beharrlichkeit</text:span></text:span><text:span text:style-name="T6">: Aufrechterhaltung des Zugriffs auf das kompromittierte System (im Falle eines Systemabschlusses oder einer Neukonfigurierung)<text:line-break/> </text:span></text:p>
          </text:list-item>
          <text:list-item>
            <text:p text:style-name="P8"><text:span text:style-name="Emphasis"><text:span text:style-name="T5">Rechteausweitung</text:span></text:span><text:span text:style-name="T6">: Erlangung höherer Zugriffsrechte oder Berechtigungen (z. B. Wechsel von Benutzer- zu Administratorrechten)<text:line-break/> </text:span></text:p>
          </text:list-item>
          <text:list-item>
            <text:p text:style-name="P8"><text:span text:style-name="Emphasis"><text:span text:style-name="T5">Umgehung von Schutzmaßnahmen</text:span></text:span><text:span text:style-name="T6">: Vermeiden, dass man entdeckt wird, wenn man sich in einem System befindet<text:line-break/> </text:span></text:p>
          </text:list-item>
          <text:list-item>
            <text:p text:style-name="P8"><text:soft-page-break/><text:span text:style-name="Emphasis"><text:span text:style-name="T5">Zugriff auf Anmeldeinformationen</text:span></text:span><text:span text:style-name="T6">: Diebstahl von Benutzernamen, Kennwörtern und anderen Anmeldeinformationen<text:line-break/> </text:span></text:p>
          </text:list-item>
          <text:list-item>
            <text:p text:style-name="P8"><text:span text:style-name="Emphasis"><text:span text:style-name="T5">Erkundung</text:span></text:span><text:span text:style-name="T6">: Auskundschaften der Zielumgebung, um herauszufinden, auf welche Ressourcen zugegriffen werden kann oder welche Ressourcen kontrolliert werden können, um einen geplanten Angriff zu unterstützen<text:line-break/> </text:span></text:p>
          </text:list-item>
          <text:list-item>
            <text:p text:style-name="P8"><text:span text:style-name="Emphasis"><text:span text:style-name="T5">Lateralausbreitung</text:span></text:span><text:span text:style-name="T6">: Zugriff auf zusätzliche Ressourcen innerhalb des Systems<text:line-break/> </text:span></text:p>
          </text:list-item>
          <text:list-item>
            <text:p text:style-name="P8"><text:span text:style-name="Emphasis"><text:span text:style-name="T5">Datenerfassung</text:span></text:span><text:span text:style-name="T6">: Erfassung von Daten im Zusammenhang mit dem Angriffsziel (z. B. Daten, die im Rahmen eines </text:span><text:a xlink:type="simple" xlink:href="https://www.ibm.com/de-de/topics/ransomware" office:target-frame-name="_self" xlink:show="replace" text:style-name="Internet_20_link" text:visited-style-name="Visited_20_Internet_20_Link"><text:span text:style-name="T7">Ransomware</text:span></text:a><text:span text:style-name="T6">-Angriffs verschlüsselt oder übertragen werden sollen)<text:line-break/> </text:span></text:p>
          </text:list-item>
          <text:list-item>
            <text:p text:style-name="P8"><text:span text:style-name="Emphasis"><text:span text:style-name="T5">Command and Control</text:span></text:span><text:span text:style-name="T6">: Aufbau einer verdeckten/unauffindbaren Kommunikation, die es dem Angreifer ermöglicht, das System zu kontrollieren<text:line-break/> </text:span></text:p>
          </text:list-item>
          <text:list-item>
            <text:p text:style-name="P8"><text:span text:style-name="Emphasis"><text:span text:style-name="T5">Exfiltration</text:span></text:span><text:span text:style-name="T6">: Diebstahl von Daten aus dem System<text:line-break/> </text:span></text:p>
          </text:list-item>
          <text:list-item>
            <text:p text:style-name="P8"><text:span text:style-name="Emphasis"><text:span text:style-name="T5">Folgen des Angriffs</text:span></text:span><text:span text:style-name="T6">: Unterbrechung, Beschädigung, Deaktivierung oder Zerstörung von Daten oder Geschäftsprozessen.</text:span></text:p>
          </text:list-item>
        </text:list>
        <text:p text:style-name="P3"><text:bookmark text:name="tw-target-rmn"/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ternMetric" svg:font-family="SternMetric, sans-serif"/>
    <style:font-face style:name="Tahoma1" svg:font-family="Tahoma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26S</meta:editing-duration>
    <meta:editing-cycles>5</meta:editing-cycles>
    <meta:generator>OpenOffice/4.1.14$Win32 OpenOffice.org_project/4114m1$Build-9811</meta:generator>
    <dc:date>2023-11-21T08:40:59.09</dc:date>
    <dc:creator>kaos sevdalisi</dc:creator>
    <meta:document-statistic meta:table-count="0" meta:image-count="0" meta:object-count="0" meta:page-count="3" meta:paragraph-count="36" meta:word-count="728" meta:character-count="5274"/>
    <meta:user-defined meta:name="Info 1"/>
    <meta:user-defined meta:name="Info 2"/>
    <meta:user-defined meta:name="Info 3"/>
    <meta:user-defined meta:name="Info 4"/>
  </office:meta>
</office:document-meta>
</file>